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eb7" officeooo:paragraph-rsid="001e2eb7"/>
    </style:style>
    <style:style style:name="P2" style:family="paragraph" style:parent-style-name="Standard">
      <style:text-properties officeooo:paragraph-rsid="001e2eb7"/>
    </style:style>
    <style:style style:name="T1" style:family="text">
      <style:text-properties officeooo:rsid="001e2eb7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eural Network (</text:span><text:span text:style-name="T2">NeuroEvolution of Augmenting Topologies (NEAT) </text:span><text:span text:style-name="T1">-Algorithm)</text:span></text:p>
      <text:p text:style-name="P2"/>
      <text:p text:style-name="P2"><text:span text:style-name="T1">Inputs: </text:span></text:p>
      <text:p text:style-name="P2"><text:span text:style-name="T1">x-distance between left border of doodle’s legs and left border of closest platform</text:span></text:p>
      <text:p text:style-name="P1">x-distance between right border of doodle’s legs and right border of closest platform</text:p>
      <text:p text:style-name="P1"/>
      <text:p text:style-name="P1">Outputs:</text:p>
      <text:p text:style-name="P1">press down left key (and release again)</text:p>
      <text:p text:style-name="P1">press down right key (and release again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06:59:12.082116546</meta:creation-date>
    <dc:date>2025-02-27T07:06:05.326118459</dc:date>
    <meta:editing-duration>PT6M56S</meta:editing-duration>
    <meta:editing-cycles>1</meta:editing-cycles>
    <meta:document-statistic meta:table-count="0" meta:image-count="0" meta:object-count="0" meta:page-count="1" meta:paragraph-count="7" meta:word-count="50" meta:character-count="337" meta:non-whitespace-character-count="293"/>
    <meta:generator>LibreOffice/6.4.7.2$Linux_X86_64 LibreOffice_project/40$Build-2</meta:generator>
  </office:meta>
</office:document-meta>
</file>